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p>One of these techniques that particularly interests me ins genetic programming. In generic programming, another computer program is modified by anoth…</text:p>
              <text:p>This is portatic …could optimize it…</text:p>
              <text:p>So, if you had a picture that the computer show,s then you could ask the person operating it, do you like this picture better or do you like the other picture better, and theny ou could take the traits of the artwork that the person likes more, and apply that to other artwork.</text:p>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user-transformed="true">
            <draw:text-box>
              <text:p>Tthat is because… than just the free form source code, that is often the case in languages such as C or Python.</text:p>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draw:text-box>
              <text:p>To reference the abstract syntax tree</text:p>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draw:text-box>
              <text:p>One <text:s/>challenge in genentic programming ist <text:s text:c="2"/>o figure out how to give eedback to, and rank the performance of, a software system on how welli t is performinc on a given task.</text:p>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7:13:33.905825086</dc:date>
    <meta:editing-duration>PT3H26M8S</meta:editing-duration>
    <meta:editing-cycles>25</meta:editing-cycles>
    <meta:document-statistic meta:object-count="61"/>
  </office:meta>
</office:document-meta>
</file>